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Transformed_20_by_20_JSON-CSV.CO">
      <style:table-properties table:display="true" style:writing-mode="lr-tb"/>
    </style:style>
    <number:date-style style:name="N8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8036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ransformed by JSON-CSV.CO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5" table:default-cell-style-name="Excel_20_Built-in_20_Normal"/>
        <table:table-column table:style-name="co3" table:number-columns-repeated="3" table:default-cell-style-name="Excel_20_Built-in_20_Normal"/>
        <table:table-column table:style-name="co2" table:number-columns-repeated="5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office:value-type="string">
            <text:p>SI Code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1">
          <table:table-cell office:value-type="string">
            <text:p>0-4</text:p>
          </table:table-cell>
          <table:table-cell office:value-type="float" office:value="475.533844126338">
            <text:p>475.5338441263</text:p>
          </table:table-cell>
          <table:table-cell office:value-type="float" office:value="541.838883917198">
            <text:p>541.8388839172</text:p>
          </table:table-cell>
          <table:table-cell office:value-type="float" office:value="606.818029376757">
            <text:p>606.8180293768</text:p>
          </table:table-cell>
          <table:table-cell office:value-type="float" office:value="1081.31462951874">
            <text:p>1081.3146295187</text:p>
          </table:table-cell>
          <table:table-cell office:value-type="float" office:value="1578.49776366181">
            <text:p>1578.4977636618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5-17</text:p>
          </table:table-cell>
          <table:table-cell office:value-type="float" office:value="540.037075173744">
            <text:p>540.0370751737</text:p>
          </table:table-cell>
          <table:table-cell office:value-type="float" office:value="624.547982416192">
            <text:p>624.5479824162</text:p>
          </table:table-cell>
          <table:table-cell office:value-type="float" office:value="712.340735989879">
            <text:p>712.3407359899</text:p>
          </table:table-cell>
          <table:table-cell office:value-type="float" office:value="1357.33714586968">
            <text:p>1357.3371458697</text:p>
          </table:table-cell>
          <table:table-cell office:value-type="float" office:value="2002.07326142232">
            <text:p>2002.0732614223</text:p>
          </table:table-cell>
          <table:table-cell table:number-columns-repeated="1018"/>
        </table:table-row>
        <table:table-row table:style-name="ro1">
          <table:table-cell office:value-type="string">
            <text:p>18-25</text:p>
          </table:table-cell>
          <table:table-cell office:value-type="float" office:value="862.398589104059">
            <text:p>862.3985891041</text:p>
          </table:table-cell>
          <table:table-cell office:value-type="float" office:value="1423.57833389148">
            <text:p>1423.5783338915</text:p>
          </table:table-cell>
          <table:table-cell office:value-type="float" office:value="1500.65503218431">
            <text:p>1500.6550321843</text:p>
          </table:table-cell>
          <table:table-cell office:value-type="float" office:value="2769.06291862408">
            <text:p>2769.0629186241</text:p>
          </table:table-cell>
          <table:table-cell office:value-type="float" office:value="3426.89771762202">
            <text:p>3426.897717622</text:p>
          </table:table-cell>
          <table:table-cell table:number-columns-repeated="1018"/>
        </table:table-row>
        <table:table-row table:style-name="ro1">
          <table:table-cell office:value-type="string">
            <text:p>26-30</text:p>
          </table:table-cell>
          <table:table-cell office:value-type="float" office:value="1014.84818206651">
            <text:p>1014.8481820665</text:p>
          </table:table-cell>
          <table:table-cell office:value-type="float" office:value="1610.87983282276">
            <text:p>1610.8798328228</text:p>
          </table:table-cell>
          <table:table-cell office:value-type="float" office:value="1753.12946662533">
            <text:p>1753.1294666253</text:p>
          </table:table-cell>
          <table:table-cell office:value-type="float" office:value="3401.68150202222">
            <text:p>3401.6815020222</text:p>
          </table:table-cell>
          <table:table-cell office:value-type="float" office:value="4395.89351357314">
            <text:p>4395.8935135732</text:p>
          </table:table-cell>
          <table:table-cell table:number-columns-repeated="1018"/>
        </table:table-row>
        <table:table-row table:style-name="ro1">
          <table:table-cell office:value-type="string">
            <text:p>31-35</text:p>
          </table:table-cell>
          <table:table-cell office:value-type="float" office:value="1412.87010094929">
            <text:p>1412.8701009493</text:p>
          </table:table-cell>
          <table:table-cell office:value-type="float" office:value="2131.04453175583">
            <text:p>2131.0445317558</text:p>
          </table:table-cell>
          <table:table-cell office:value-type="float" office:value="2409.54182178194">
            <text:p>2409.541821782</text:p>
          </table:table-cell>
          <table:table-cell office:value-type="float" office:value="5045.75665881018">
            <text:p>5045.7566588102</text:p>
          </table:table-cell>
          <table:table-cell office:value-type="float" office:value="6914.67550256716">
            <text:p>6914.6755025672</text:p>
          </table:table-cell>
          <table:table-cell table:number-columns-repeated="1018"/>
        </table:table-row>
        <table:table-row table:style-name="ro1">
          <table:table-cell office:value-type="string">
            <text:p>36-40</text:p>
          </table:table-cell>
          <table:table-cell office:value-type="float" office:value="2185.75933297805">
            <text:p>2185.7593329781</text:p>
          </table:table-cell>
          <table:table-cell office:value-type="float" office:value="3142.52085859833">
            <text:p>3142.5208585983</text:p>
          </table:table-cell>
          <table:table-cell office:value-type="float" office:value="3685.98048051852">
            <text:p>3685.9804805185</text:p>
          </table:table-cell>
          <table:table-cell office:value-type="float" office:value="8245.69950945431">
            <text:p>8245.6995094543</text:p>
          </table:table-cell>
          <table:table-cell office:value-type="float" office:value="11817.5303406293">
            <text:p>11817.5303406293</text:p>
          </table:table-cell>
          <table:table-cell table:number-columns-repeated="1018"/>
        </table:table-row>
        <table:table-row table:style-name="ro1">
          <table:table-cell office:value-type="string">
            <text:p>41-45</text:p>
          </table:table-cell>
          <table:table-cell office:value-type="float" office:value="3604.20194064323">
            <text:p>3604.2019406432</text:p>
          </table:table-cell>
          <table:table-cell office:value-type="float" office:value="5035.35079767325">
            <text:p>5035.3507976733</text:p>
          </table:table-cell>
          <table:table-cell office:value-type="float" office:value="6070.76783009464">
            <text:p>6070.7678300946</text:p>
          </table:table-cell>
          <table:table-cell office:value-type="float" office:value="14187.1321139129">
            <text:p>14187.1321139129</text:p>
          </table:table-cell>
          <table:table-cell office:value-type="float" office:value="20910.9301536811">
            <text:p>20910.9301536811</text:p>
          </table:table-cell>
          <table:table-cell table:number-columns-repeated="1018"/>
        </table:table-row>
        <table:table-row table:style-name="ro1">
          <table:table-cell office:value-type="string">
            <text:p>46-50</text:p>
          </table:table-cell>
          <table:table-cell office:value-type="float" office:value="6387.15636918889">
            <text:p>6387.1563691889</text:p>
          </table:table-cell>
          <table:table-cell office:value-type="float" office:value="8768.87752388886">
            <text:p>8768.8775238889</text:p>
          </table:table-cell>
          <table:table-cell office:value-type="float" office:value="10778.5275587834">
            <text:p>10778.5275587834</text:p>
          </table:table-cell>
          <table:table-cell office:value-type="float" office:value="25920.6921777511">
            <text:p>25920.6921777511</text:p>
          </table:table-cell>
          <table:table-cell office:value-type="float" office:value="38874.7114606763">
            <text:p>38874.7114606763</text:p>
          </table:table-cell>
          <table:table-cell table:number-columns-repeated="1018"/>
        </table:table-row>
        <table:table-row table:style-name="ro1">
          <table:table-cell office:value-type="string">
            <text:p>51-55</text:p>
          </table:table-cell>
          <table:table-cell office:value-type="float" office:value="10501.1269044638">
            <text:p>10501.1269044638</text:p>
          </table:table-cell>
          <table:table-cell office:value-type="float" office:value="13671.2772805464">
            <text:p>13671.2772805464</text:p>
          </table:table-cell>
          <table:table-cell office:value-type="float" office:value="16526.1181218331">
            <text:p>16526.1181218331</text:p>
          </table:table-cell>
          <table:table-cell office:value-type="float" office:value="37537.6138348272">
            <text:p>37537.6138348272</text:p>
          </table:table-cell>
          <table:table-cell office:value-type="float" office:value="57581.5451644306">
            <text:p>57581.5451644306</text:p>
          </table:table-cell>
          <table:table-cell table:number-columns-repeated="1018"/>
        </table:table-row>
        <table:table-row table:style-name="ro1">
          <table:table-cell office:value-type="string">
            <text:p>56-60</text:p>
          </table:table-cell>
          <table:table-cell office:value-type="float" office:value="15211.0988169134">
            <text:p>15211.0988169134</text:p>
          </table:table-cell>
          <table:table-cell office:value-type="float" office:value="20466.0438367632">
            <text:p>20466.0438367632</text:p>
          </table:table-cell>
          <table:table-cell office:value-type="float" office:value="25708.9979111073">
            <text:p>25708.9979111073</text:p>
          </table:table-cell>
          <table:table-cell office:value-type="float" office:value="57960.2836066166">
            <text:p>57960.2836066166</text:p>
          </table:table-cell>
          <table:table-cell office:value-type="float" office:value="92437.8793651084">
            <text:p>92437.8793651084</text:p>
          </table:table-cell>
          <table:table-cell table:number-columns-repeated="1018"/>
        </table:table-row>
        <table:table-row table:style-name="ro1">
          <table:table-cell office:value-type="string">
            <text:p>61-65</text:p>
          </table:table-cell>
          <table:table-cell office:value-type="float" office:value="21592.9535634327">
            <text:p>21592.9535634327</text:p>
          </table:table-cell>
          <table:table-cell office:value-type="float" office:value="28687.4233779641">
            <text:p>28687.4233779641</text:p>
          </table:table-cell>
          <table:table-cell office:value-type="float" office:value="37138.1903430664">
            <text:p>37138.1903430664</text:p>
          </table:table-cell>
          <table:table-cell office:value-type="float" office:value="81872.0134283679">
            <text:p>81872.0134283679</text:p>
          </table:table-cell>
          <table:table-cell office:value-type="float" office:value="135681.541682804">
            <text:p>135681.541682804</text:p>
          </table:table-cell>
          <table:table-cell table:number-columns-repeated="1018"/>
        </table:table-row>
        <table:table-row table:style-name="ro1">
          <table:table-cell office:value-type="string">
            <text:p>66-70</text:p>
          </table:table-cell>
          <table:table-cell office:value-type="float" office:value="31901.2565613324">
            <text:p>31901.2565613324</text:p>
          </table:table-cell>
          <table:table-cell office:value-type="float" office:value="42029.1679695078">
            <text:p>42029.1679695078</text:p>
          </table:table-cell>
          <table:table-cell office:value-type="float" office:value="54554.653532618">
            <text:p>54554.653532618</text:p>
          </table:table-cell>
          <table:table-cell office:value-type="float" office:value="115835.715312182">
            <text:p>115835.715312182</text:p>
          </table:table-cell>
          <table:table-cell office:value-type="float" office:value="201515.730038073">
            <text:p>201515.730038073</text:p>
          </table:table-cell>
          <table:table-cell table:number-columns-repeated="1018"/>
        </table:table-row>
        <table:table-row table:style-name="ro1">
          <table:table-cell office:value-type="string">
            <text:p>71-75</text:p>
          </table:table-cell>
          <table:table-cell office:value-type="float" office:value="40992.1613956907">
            <text:p>40992.1613956907</text:p>
          </table:table-cell>
          <table:table-cell office:value-type="float" office:value="54302.7064981251">
            <text:p>54302.7064981251</text:p>
          </table:table-cell>
          <table:table-cell office:value-type="float" office:value="71387.4021468889">
            <text:p>71387.4021468889</text:p>
          </table:table-cell>
          <table:table-cell office:value-type="float" office:value="150515.710772114">
            <text:p>150515.710772114</text:p>
          </table:table-cell>
          <table:table-cell office:value-type="float" office:value="263600.620403069">
            <text:p>263600.620403069</text:p>
          </table:table-cell>
          <table:table-cell table:number-columns-repeated="1018"/>
        </table:table-row>
        <table:table-row table:style-name="ro1">
          <table:table-cell office:value-type="string">
            <text:p>75-150</text:p>
          </table:table-cell>
          <table:table-cell office:value-type="float" office:value="57029.8890233079">
            <text:p>57029.8890233079</text:p>
          </table:table-cell>
          <table:table-cell office:value-type="float" office:value="76046.6058743614">
            <text:p>76046.6058743614</text:p>
          </table:table-cell>
          <table:table-cell office:value-type="float" office:value="100139.269720773">
            <text:p>100139.269720773</text:p>
          </table:table-cell>
          <table:table-cell office:value-type="float" office:value="210136.467908531">
            <text:p>210136.467908531</text:p>
          </table:table-cell>
          <table:table-cell office:value-type="float" office:value="367519.902418263">
            <text:p>367519.902418263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27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5">25/09/2020</text:date>, <text:time>07:4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nsformed_20_by_20_JSON-CSV.CO" style:display-name="PageStyle_Transformed by JSON-CSV.C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5T07:43:18.71</dc:date>
    <dc:creator>satyam kumar</dc:creator>
    <meta:document-statistic meta:table-count="1" meta:cell-count="90" meta:object-count="0"/>
    <meta:generator>OpenOffice/4.1.7$Win32 OpenOffice.org_project/417m1$Build-9800</meta:generator>
  </office:meta>
</office:document-meta>
</file>